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04949"/>
    </style:style>
    <style:style style:name="P2" style:family="paragraph" style:parent-style-name="Standard">
      <style:text-properties officeooo:paragraph-rsid="001e497b"/>
    </style:style>
    <style:style style:name="P3" style:family="paragraph" style:parent-style-name="Standard">
      <style:text-properties officeooo:paragraph-rsid="002002d5"/>
    </style:style>
    <style:style style:name="P4" style:family="paragraph" style:parent-style-name="Standard">
      <style:text-properties officeooo:paragraph-rsid="00204949"/>
    </style:style>
    <style:style style:name="P5" style:family="paragraph" style:parent-style-name="Standard">
      <style:text-properties officeooo:rsid="00218233" officeooo:paragraph-rsid="00204949"/>
    </style:style>
    <style:style style:name="P6" style:family="paragraph" style:parent-style-name="Standard">
      <style:text-properties officeooo:rsid="00218233" officeooo:paragraph-rsid="00218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search.oracle.com/search/search?group=MySQL&amp;q=CREATE" text:style-name="Internet_20_link" text:visited-style-name="Visited_20_Internet_20_Link">CREATE</text:a> <text:a xlink:type="simple" xlink:href="http://search.oracle.com/search/search?group=MySQL&amp;q=DATABASE" text:style-name="Internet_20_link" text:visited-style-name="Visited_20_Internet_20_Link">DATABASE</text:a> wordpress;</text:p>
      <text:p text:style-name="Preformatted_20_Text"><text:a xlink:type="simple" xlink:href="http://search.oracle.com/search/search?group=MySQL&amp;q=GRANT" text:style-name="Internet_20_link" text:visited-style-name="Visited_20_Internet_20_Link">GRANT</text:a> <text:a xlink:type="simple" xlink:href="http://search.oracle.com/search/search?group=MySQL&amp;q=ALL" text:style-name="Internet_20_link" text:visited-style-name="Visited_20_Internet_20_Link">ALL</text:a> <text:a xlink:type="simple" xlink:href="http://search.oracle.com/search/search?group=MySQL&amp;q=PRIVILEGES" text:style-name="Internet_20_link" text:visited-style-name="Visited_20_Internet_20_Link">PRIVILEGES</text:a> <text:a xlink:type="simple" xlink:href="http://search.oracle.com/search/search?group=MySQL&amp;q=ON" text:style-name="Internet_20_link" text:visited-style-name="Visited_20_Internet_20_Link">ON</text:a> wordpress.* <text:a xlink:type="simple" xlink:href="http://search.oracle.com/search/search?group=MySQL&amp;q=TO" text:style-name="Internet_20_link" text:visited-style-name="Visited_20_Internet_20_Link">TO</text:a> 'WordPress'@'localhost' IDENTIFIED BY 'mot_de_passe';</text:p>
      <text:p text:style-name="Preformatted_20_Text">FLUSH <text:a xlink:type="simple" xlink:href="http://search.oracle.com/search/search?group=MySQL&amp;q=PRIVILEGES" text:style-name="Internet_20_link" text:visited-style-name="Visited_20_Internet_20_Link">PRIVILEGES</text:a>;</text:p>
      <text:p text:style-name="Preformatted_20_Text"/>
      <text:p text:style-name="P6">use wordpress ;</text:p>
      <text:p text:style-name="P5"/>
      <text:p text:style-name="P4">wp_commentmeta | </text:p>
      <text:p text:style-name="P4"/>
      <text:p text:style-name="P4">CREATE TABLE `wp_commentmeta` (</text:p>
      <text:p text:style-name="P3"><text:s text:c="2"/>`meta_id` bigint(20) unsigned NOT NULL AUTO_INCREMENT,</text:p>
      <text:p text:style-name="P3"><text:s text:c="2"/>`comment_id` bigint(20) unsigned NOT NULL DEFAULT '0',</text:p>
      <text:p text:style-name="P3"><text:s text:c="2"/>`meta_key` varchar(255) COLLATE utf8mb4_unicode_520_ci DEFAULT NULL,</text:p>
      <text:p text:style-name="P3"><text:s text:c="2"/>`meta_value` longtext COLLATE utf8mb4_unicode_520_ci,</text:p>
      <text:p text:style-name="P3"><text:s text:c="2"/>PRIMARY KEY (`meta_id`),</text:p>
      <text:p text:style-name="P3"><text:s text:c="2"/>KEY `comment_id` (`comment_id`),</text:p>
      <text:p text:style-name="P3"><text:s text:c="2"/>KEY `meta_key` (`meta_key`(191))</text:p>
      <text:p text:style-name="P3">) ENGINE=InnoDB DEFAULT CHARSET=utf8mb4 COLLATE=utf8mb4_unicode_520_ci |</text:p>
      <text:p text:style-name="P3"/>
      <text:p text:style-name="P3">wp_comments | </text:p>
      <text:p text:style-name="P3"/>
      <text:p text:style-name="P3">CREATE TABLE `wp_comments` (</text:p>
      <text:p text:style-name="P3"><text:s text:c="2"/>`comment_ID` bigint(20) unsigned NOT NULL AUTO_INCREMENT,</text:p>
      <text:p text:style-name="P3"><text:s text:c="2"/>`comment_post_ID` bigint(20) unsigned NOT NULL DEFAULT '0',</text:p>
      <text:p text:style-name="P3"><text:s text:c="2"/>`comment_author` tinytext COLLATE utf8mb4_unicode_520_ci NOT NULL,</text:p>
      <text:p text:style-name="P3"><text:s text:c="2"/>`comment_author_email` varchar(100) COLLATE utf8mb4_unicode_520_ci NOT NULL DEFAULT '',</text:p>
      <text:p text:style-name="P3"><text:s text:c="2"/>`comment_author_url` varchar(200) COLLATE utf8mb4_unicode_520_ci NOT NULL DEFAULT '',</text:p>
      <text:p text:style-name="P3"><text:s text:c="2"/>`comment_author_IP` varchar(100) COLLATE utf8mb4_unicode_520_ci NOT NULL DEFAULT '',</text:p>
      <text:p text:style-name="P3"><text:s text:c="2"/>`comment_date` datetime NOT NULL DEFAULT '0000-00-00 00:00:00',</text:p>
      <text:p text:style-name="P3"><text:s text:c="2"/>`comment_date_gmt` datetime NOT NULL DEFAULT '0000-00-00 00:00:00',</text:p>
      <text:p text:style-name="P3"><text:s text:c="2"/>`comment_content` text COLLATE utf8mb4_unicode_520_ci NOT NULL,</text:p>
      <text:p text:style-name="P3"><text:s text:c="2"/>`comment_karma` int(11) NOT NULL DEFAULT '0',</text:p>
      <text:p text:style-name="P3"><text:s text:c="2"/>`comment_approved` varchar(20) COLLATE utf8mb4_unicode_520_ci NOT NULL DEFAULT '1',</text:p>
      <text:p text:style-name="P3"><text:s text:c="2"/>`comment_agent` varchar(255) COLLATE utf8mb4_unicode_520_ci NOT NULL DEFAULT '',</text:p>
      <text:p text:style-name="P3"><text:s text:c="2"/>`comment_type` varchar(20) COLLATE utf8mb4_unicode_520_ci NOT NULL DEFAULT '',</text:p>
      <text:p text:style-name="P3"><text:s text:c="2"/>`comment_parent` bigint(20) unsigned NOT NULL DEFAULT '0',</text:p>
      <text:p text:style-name="P3"><text:s text:c="2"/>`user_id` bigint(20) unsigned NOT NULL DEFAULT '0',</text:p>
      <text:p text:style-name="P3"><text:s text:c="2"/>PRIMARY KEY (`comment_ID`),</text:p>
      <text:p text:style-name="P3"><text:s text:c="2"/>KEY `comment_post_ID` (`comment_post_ID`),</text:p>
      <text:p text:style-name="P3"><text:s text:c="2"/>KEY `comment_approved_date_gmt` (`comment_approved`,`comment_date_gmt`),</text:p>
      <text:p text:style-name="P3"><text:s text:c="2"/>KEY `comment_date_gmt` (`comment_date_gmt`),</text:p>
      <text:p text:style-name="P3"><text:s text:c="2"/>KEY `comment_parent` (`comment_parent`),</text:p>
      <text:p text:style-name="P3"><text:s text:c="2"/>KEY `comment_author_email` (`comment_author_email`(10))</text:p>
      <text:p text:style-name="P3">) ENGINE=InnoDB AUTO_INCREMENT=2 DEFAULT CHARSET=utf8mb4 COLLATE=utf8mb4_unicode_520_ci |</text:p>
      <text:p text:style-name="P3"/>
      <text:p text:style-name="P3">wp_links | </text:p>
      <text:p text:style-name="P3"/>
      <text:p text:style-name="P3">CREATE TABLE `wp_links` (</text:p>
      <text:p text:style-name="P3"><text:s text:c="2"/>`link_id` bigint(20) unsigned NOT NULL AUTO_INCREMENT,</text:p>
      <text:p text:style-name="P3"><text:s text:c="2"/>`link_url` varchar(255) COLLATE utf8mb4_unicode_520_ci NOT NULL DEFAULT '',</text:p>
      <text:p text:style-name="P3"><text:s text:c="2"/>`link_name` varchar(255) COLLATE utf8mb4_unicode_520_ci NOT NULL DEFAULT '',</text:p>
      <text:p text:style-name="P3"><text:s text:c="2"/>`link_image` varchar(255) COLLATE utf8mb4_unicode_520_ci NOT NULL DEFAULT '',</text:p>
      <text:p text:style-name="P3"><text:s text:c="2"/>`link_target` varchar(25) COLLATE utf8mb4_unicode_520_ci NOT NULL DEFAULT '',</text:p>
      <text:p text:style-name="P3"><text:s text:c="2"/>`link_description` varchar(255) COLLATE utf8mb4_unicode_520_ci NOT NULL DEFAULT '',</text:p>
      <text:p text:style-name="P3"><text:s text:c="2"/>`link_visible` varchar(20) COLLATE utf8mb4_unicode_520_ci NOT NULL DEFAULT 'Y',</text:p>
      <text:p text:style-name="P3"><text:soft-page-break/><text:s text:c="2"/>`link_owner` bigint(20) unsigned NOT NULL DEFAULT '1',</text:p>
      <text:p text:style-name="P3"><text:s text:c="2"/>`link_rating` int(11) NOT NULL DEFAULT '0',</text:p>
      <text:p text:style-name="P3"><text:s text:c="2"/>`link_updated` datetime NOT NULL DEFAULT '0000-00-00 00:00:00',</text:p>
      <text:p text:style-name="P3"><text:s text:c="2"/>`link_rel` varchar(255) COLLATE utf8mb4_unicode_520_ci NOT NULL DEFAULT '',</text:p>
      <text:p text:style-name="P3"><text:s text:c="2"/>`link_notes` mediumtext COLLATE utf8mb4_unicode_520_ci NOT NULL,</text:p>
      <text:p text:style-name="P3"><text:s text:c="2"/>`link_rss` varchar(255) COLLATE utf8mb4_unicode_520_ci NOT NULL DEFAULT '',</text:p>
      <text:p text:style-name="P3"><text:s text:c="2"/>PRIMARY KEY (`link_id`),</text:p>
      <text:p text:style-name="P3"><text:s text:c="2"/>KEY `link_visible` (`link_visible`)</text:p>
      <text:p text:style-name="P3">) ENGINE=InnoDB DEFAULT CHARSET=utf8mb4 COLLATE=utf8mb4_unicode_520_ci |</text:p>
      <text:p text:style-name="P3"/>
      <text:p text:style-name="P3"><text:s/>wp_options | </text:p>
      <text:p text:style-name="P3"/>
      <text:p text:style-name="P3">CREATE TABLE `wp_options` (</text:p>
      <text:p text:style-name="P3"><text:s text:c="2"/>`option_id` bigint(20) unsigned NOT NULL AUTO_INCREMENT,</text:p>
      <text:p text:style-name="P3"><text:s text:c="2"/>`option_name` varchar(191) COLLATE utf8mb4_unicode_520_ci NOT NULL DEFAULT '',</text:p>
      <text:p text:style-name="P3"><text:s text:c="2"/>`option_value` longtext COLLATE utf8mb4_unicode_520_ci NOT NULL,</text:p>
      <text:p text:style-name="P3"><text:s text:c="2"/>`autoload` varchar(20) COLLATE utf8mb4_unicode_520_ci NOT NULL DEFAULT 'yes',</text:p>
      <text:p text:style-name="P3"><text:s text:c="2"/>PRIMARY KEY (`option_id`),</text:p>
      <text:p text:style-name="P3"><text:s text:c="2"/>UNIQUE KEY `option_name` (`option_name`)</text:p>
      <text:p text:style-name="P3">) ENGINE=InnoDB AUTO_INCREMENT=261 DEFAULT CHARSET=utf8mb4 COLLATE=utf8mb4_unicode_520_ci |</text:p>
      <text:p text:style-name="P3"/>
      <text:p text:style-name="P3">wp_postmeta | </text:p>
      <text:p text:style-name="P3"/>
      <text:p text:style-name="P3">CREATE TABLE `wp_postmeta` (</text:p>
      <text:p text:style-name="P3"><text:s text:c="2"/>`meta_id` bigint(20) unsigned NOT NULL AUTO_INCREMENT,</text:p>
      <text:p text:style-name="P3"><text:s text:c="2"/>`post_id` bigint(20) unsigned NOT NULL DEFAULT '0',</text:p>
      <text:p text:style-name="P3"><text:s text:c="2"/>`meta_key` varchar(255) COLLATE utf8mb4_unicode_520_ci DEFAULT NULL,</text:p>
      <text:p text:style-name="P3"><text:s text:c="2"/>`meta_value` longtext COLLATE utf8mb4_unicode_520_ci,</text:p>
      <text:p text:style-name="P3"><text:s text:c="2"/>PRIMARY KEY (`meta_id`),</text:p>
      <text:p text:style-name="P3"><text:s text:c="2"/>KEY `post_id` (`post_id`),</text:p>
      <text:p text:style-name="P3"><text:s text:c="2"/>KEY `meta_key` (`meta_key`(191))</text:p>
      <text:p text:style-name="P3">) ENGINE=InnoDB AUTO_INCREMENT=79 DEFAULT CHARSET=utf8mb4 COLLATE=utf8mb4_unicode_520_ci |</text:p>
      <text:p text:style-name="P3"/>
      <text:p text:style-name="P3">wp_posts | </text:p>
      <text:p text:style-name="P3"/>
      <text:p text:style-name="P3">CREATE TABLE `wp_posts` (</text:p>
      <text:p text:style-name="P3"><text:s text:c="2"/>`ID` bigint(20) unsigned NOT NULL AUTO_INCREMENT,</text:p>
      <text:p text:style-name="P3"><text:s text:c="2"/>`post_author` bigint(20) unsigned NOT NULL DEFAULT '0',</text:p>
      <text:p text:style-name="P3"><text:s text:c="2"/>`post_date` datetime NOT NULL DEFAULT '0000-00-00 00:00:00',</text:p>
      <text:p text:style-name="P3"><text:s text:c="2"/>`post_date_gmt` datetime NOT NULL DEFAULT '0000-00-00 00:00:00',</text:p>
      <text:p text:style-name="P3"><text:s text:c="2"/>`post_content` longtext COLLATE utf8mb4_unicode_520_ci NOT NULL,</text:p>
      <text:p text:style-name="P3"><text:s text:c="2"/>`post_title` text COLLATE utf8mb4_unicode_520_ci NOT NULL,</text:p>
      <text:p text:style-name="P3"><text:s text:c="2"/>`post_excerpt` text COLLATE utf8mb4_unicode_520_ci NOT NULL,</text:p>
      <text:p text:style-name="P3"><text:s text:c="2"/>`post_status` varchar(20) COLLATE utf8mb4_unicode_520_ci NOT NULL DEFAULT 'publish',</text:p>
      <text:p text:style-name="P3"><text:s text:c="2"/>`comment_status` varchar(20) COLLATE utf8mb4_unicode_520_ci NOT NULL DEFAULT 'open',</text:p>
      <text:p text:style-name="P3"><text:s text:c="2"/>`ping_status` varchar(20) COLLATE utf8mb4_unicode_520_ci NOT NULL DEFAULT 'open',</text:p>
      <text:p text:style-name="P3"><text:s text:c="2"/>`post_password` varchar(255) COLLATE utf8mb4_unicode_520_ci NOT NULL DEFAULT '',</text:p>
      <text:p text:style-name="P3"><text:s text:c="2"/>`post_name` varchar(200) COLLATE utf8mb4_unicode_520_ci NOT NULL DEFAULT '',</text:p>
      <text:p text:style-name="P3"><text:s text:c="2"/>`to_ping` text COLLATE utf8mb4_unicode_520_ci NOT NULL,</text:p>
      <text:p text:style-name="P3"><text:s text:c="2"/>`pinged` text COLLATE utf8mb4_unicode_520_ci NOT NULL,</text:p>
      <text:p text:style-name="P3"><text:s text:c="2"/>`post_modified` datetime NOT NULL DEFAULT '0000-00-00 00:00:00',</text:p>
      <text:p text:style-name="P3"><text:s text:c="2"/>`post_modified_gmt` datetime NOT NULL DEFAULT '0000-00-00 00:00:00',</text:p>
      <text:p text:style-name="P3"><text:s text:c="2"/>`post_content_filtered` longtext COLLATE utf8mb4_unicode_520_ci NOT NULL,</text:p>
      <text:p text:style-name="P3"><text:soft-page-break/><text:s text:c="2"/>`post_parent` bigint(20) unsigned NOT NULL DEFAULT '0',</text:p>
      <text:p text:style-name="P3"><text:s text:c="2"/>`guid` varchar(255) COLLATE utf8mb4_unicode_520_ci NOT NULL DEFAULT '',</text:p>
      <text:p text:style-name="P3"><text:s text:c="2"/>`menu_order` int(11) NOT NULL DEFAULT '0',</text:p>
      <text:p text:style-name="P3"><text:s text:c="2"/>`post_type` varchar(20) COLLATE utf8mb4_unicode_520_ci NOT NULL DEFAULT 'post',</text:p>
      <text:p text:style-name="P3"><text:s text:c="2"/>`post_mime_type` varchar(100) COLLATE utf8mb4_unicode_520_ci NOT NULL DEFAULT '',</text:p>
      <text:p text:style-name="P3"><text:s text:c="2"/>`comment_count` bigint(20) NOT NULL DEFAULT '0',</text:p>
      <text:p text:style-name="P3"><text:s text:c="2"/>PRIMARY KEY (`ID`),</text:p>
      <text:p text:style-name="P3"><text:s text:c="2"/>KEY `post_name` (`post_name`(191)),</text:p>
      <text:p text:style-name="P3"><text:s text:c="2"/>KEY `type_status_date` (`post_type`,`post_status`,`post_date`,`ID`),</text:p>
      <text:p text:style-name="P3"><text:s text:c="2"/>KEY `post_parent` (`post_parent`),</text:p>
      <text:p text:style-name="P3"><text:s text:c="2"/>KEY `post_author` (`post_author`)</text:p>
      <text:p text:style-name="P3">) ENGINE=InnoDB AUTO_INCREMENT=33 DEFAULT CHARSET=utf8mb4 COLLATE=utf8mb4_unicode_520_ci |</text:p>
      <text:p text:style-name="P3"/>
      <text:p text:style-name="P3">wp_term_relationships | </text:p>
      <text:p text:style-name="P3"/>
      <text:p text:style-name="P3">CREATE TABLE `wp_term_relationships` (</text:p>
      <text:p text:style-name="P3"><text:s text:c="2"/>`object_id` bigint(20) unsigned NOT NULL DEFAULT '0',</text:p>
      <text:p text:style-name="P3"><text:s text:c="2"/>`term_taxonomy_id` bigint(20) unsigned NOT NULL DEFAULT '0',</text:p>
      <text:p text:style-name="P3"><text:s text:c="2"/>`term_order` int(11) NOT NULL DEFAULT '0',</text:p>
      <text:p text:style-name="P3"><text:s text:c="2"/>PRIMARY KEY (`object_id`,`term_taxonomy_id`),</text:p>
      <text:p text:style-name="P3"><text:s text:c="2"/>KEY `term_taxonomy_id` (`term_taxonomy_id`)</text:p>
      <text:p text:style-name="P3">) ENGINE=InnoDB DEFAULT CHARSET=utf8mb4 COLLATE=utf8mb4_unicode_520_ci |</text:p>
      <text:p text:style-name="P3"/>
      <text:p text:style-name="P3">wp_term_taxonomy | </text:p>
      <text:p text:style-name="P3"/>
      <text:p text:style-name="P3">CREATE TABLE `wp_term_taxonomy` (</text:p>
      <text:p text:style-name="P3"><text:s text:c="2"/>`term_taxonomy_id` bigint(20) unsigned NOT NULL AUTO_INCREMENT,</text:p>
      <text:p text:style-name="P3"><text:s text:c="2"/>`term_id` bigint(20) unsigned NOT NULL DEFAULT '0',</text:p>
      <text:p text:style-name="P3"><text:s text:c="2"/>`taxonomy` varchar(32) COLLATE utf8mb4_unicode_520_ci NOT NULL DEFAULT '',</text:p>
      <text:p text:style-name="P3"><text:s text:c="2"/>`description` longtext COLLATE utf8mb4_unicode_520_ci NOT NULL,</text:p>
      <text:p text:style-name="P3"><text:s text:c="2"/>`parent` bigint(20) unsigned NOT NULL DEFAULT '0',</text:p>
      <text:p text:style-name="P3"><text:s text:c="2"/>`count` bigint(20) NOT NULL DEFAULT '0',</text:p>
      <text:p text:style-name="P3"><text:s text:c="2"/>PRIMARY KEY (`term_taxonomy_id`),</text:p>
      <text:p text:style-name="P3"><text:s text:c="2"/>UNIQUE KEY `term_id_taxonomy` (`term_id`,`taxonomy`),</text:p>
      <text:p text:style-name="P3"><text:s text:c="2"/>KEY `taxonomy` (`taxonomy`)</text:p>
      <text:p text:style-name="P3">) ENGINE=InnoDB AUTO_INCREMENT=5 DEFAULT CHARSET=utf8mb4 COLLATE=utf8mb4_unicode_520_ci |</text:p>
      <text:p text:style-name="P3"/>
      <text:p text:style-name="P3">wp_termmeta | </text:p>
      <text:p text:style-name="P3"/>
      <text:p text:style-name="P3">CREATE TABLE `wp_termmeta` (</text:p>
      <text:p text:style-name="P3"><text:s text:c="2"/>`meta_id` bigint(20) unsigned NOT NULL AUTO_INCREMENT,</text:p>
      <text:p text:style-name="P3"><text:s text:c="2"/>`term_id` bigint(20) unsigned NOT NULL DEFAULT '0',</text:p>
      <text:p text:style-name="P3"><text:s text:c="2"/>`meta_key` varchar(255) COLLATE utf8mb4_unicode_520_ci DEFAULT NULL,</text:p>
      <text:p text:style-name="P3"><text:s text:c="2"/>`meta_value` longtext COLLATE utf8mb4_unicode_520_ci,</text:p>
      <text:p text:style-name="P3"><text:s text:c="2"/>PRIMARY KEY (`meta_id`),</text:p>
      <text:p text:style-name="P3"><text:s text:c="2"/>KEY `term_id` (`term_id`),</text:p>
      <text:p text:style-name="P3"><text:s text:c="2"/>KEY `meta_key` (`meta_key`(191))</text:p>
      <text:p text:style-name="P3">) ENGINE=InnoDB DEFAULT CHARSET=utf8mb4 COLLATE=utf8mb4_unicode_520_ci |</text:p>
      <text:p text:style-name="P3"/>
      <text:p text:style-name="P3">wp_terms | </text:p>
      <text:p text:style-name="P3"/>
      <text:p text:style-name="P3">CREATE TABLE `wp_terms` (</text:p>
      <text:p text:style-name="P2"><text:s text:c="2"/>`term_id` bigint(20) unsigned NOT NULL AUTO_INCREMENT,</text:p>
      <text:p text:style-name="P2"><text:soft-page-break/><text:s text:c="2"/>`name` varchar(200) COLLATE utf8mb4_unicode_520_ci NOT NULL DEFAULT '',</text:p>
      <text:p text:style-name="P2"><text:s text:c="2"/>`slug` varchar(200) COLLATE utf8mb4_unicode_520_ci NOT NULL DEFAULT '',</text:p>
      <text:p text:style-name="P2"><text:s text:c="2"/>`term_group` bigint(10) NOT NULL DEFAULT '0',</text:p>
      <text:p text:style-name="P2"><text:s text:c="2"/>PRIMARY KEY (`term_id`),</text:p>
      <text:p text:style-name="P2"><text:s text:c="2"/>KEY `slug` (`slug`(191)),</text:p>
      <text:p text:style-name="P2"><text:s text:c="2"/>KEY `name` (`name`(191))</text:p>
      <text:p text:style-name="P3">) ENGINE=InnoDB AUTO_INCREMENT=5 DEFAULT CHARSET=utf8mb4 COLLATE=utf8mb4_unicode_520_ci | </text:p>
      <text:p text:style-name="P2"/>
      <text:p text:style-name="P2">wp_usermeta | </text:p>
      <text:p text:style-name="P2"/>
      <text:p text:style-name="P2">CREATE TABLE `wp_usermeta` (</text:p>
      <text:p text:style-name="P2"><text:s text:c="2"/>`umeta_id` bigint(20) unsigned NOT NULL AUTO_INCREMENT,</text:p>
      <text:p text:style-name="P2"><text:s text:c="2"/>`user_id` bigint(20) unsigned NOT NULL DEFAULT '0',</text:p>
      <text:p text:style-name="P2"><text:s text:c="2"/>`meta_key` varchar(255) COLLATE utf8mb4_unicode_520_ci DEFAULT NULL,</text:p>
      <text:p text:style-name="P2"><text:s text:c="2"/>`meta_value` longtext COLLATE utf8mb4_unicode_520_ci,</text:p>
      <text:p text:style-name="P2"><text:s text:c="2"/>PRIMARY KEY (`umeta_id`),</text:p>
      <text:p text:style-name="P2"><text:s text:c="2"/>KEY `user_id` (`user_id`),</text:p>
      <text:p text:style-name="P2"><text:s text:c="2"/>KEY `meta_key` (`meta_key`(191))</text:p>
      <text:p text:style-name="P3">) ENGINE=InnoDB AUTO_INCREMENT=49 DEFAULT CHARSET=utf8mb4 COLLATE=utf8mb4_unicode_520_ci | </text:p>
      <text:p text:style-name="P2"/>
      <text:p text:style-name="P2">wp_users | </text:p>
      <text:p text:style-name="P2"/>
      <text:p text:style-name="P2">CREATE TABLE `wp_users` (</text:p>
      <text:p text:style-name="Standard"><text:s text:c="2"/>`ID` bigint(20) unsigned NOT NULL AUTO_INCREMENT,</text:p>
      <text:p text:style-name="Standard"><text:s text:c="2"/>`user_login` varchar(60) COLLATE utf8mb4_unicode_520_ci NOT NULL DEFAULT '',</text:p>
      <text:p text:style-name="Standard"><text:s text:c="2"/>`user_pass` varchar(255) COLLATE utf8mb4_unicode_520_ci NOT NULL DEFAULT '',</text:p>
      <text:p text:style-name="Standard"><text:s text:c="2"/>`user_nicename` varchar(50) COLLATE utf8mb4_unicode_520_ci NOT NULL DEFAULT '',</text:p>
      <text:p text:style-name="Standard"><text:s text:c="2"/>`user_email` varchar(100) COLLATE utf8mb4_unicode_520_ci NOT NULL DEFAULT '',</text:p>
      <text:p text:style-name="Standard"><text:s text:c="2"/>`user_url` varchar(100) COLLATE utf8mb4_unicode_520_ci NOT NULL DEFAULT '',</text:p>
      <text:p text:style-name="Standard"><text:s text:c="2"/>`user_registered` datetime NOT NULL DEFAULT '0000-00-00 00:00:00',</text:p>
      <text:p text:style-name="Standard"><text:s text:c="2"/>`user_activation_key` varchar(255) COLLATE utf8mb4_unicode_520_ci NOT NULL DEFAULT '',</text:p>
      <text:p text:style-name="Standard"><text:s text:c="2"/>`user_status` int(11) NOT NULL DEFAULT '0',</text:p>
      <text:p text:style-name="Standard"><text:s text:c="2"/>`display_name` varchar(250) COLLATE utf8mb4_unicode_520_ci NOT NULL DEFAULT '',</text:p>
      <text:p text:style-name="Standard"><text:s text:c="2"/>PRIMARY KEY (`ID`),</text:p>
      <text:p text:style-name="Standard"><text:s text:c="2"/>KEY `user_login_key` (`user_login`),</text:p>
      <text:p text:style-name="Standard"><text:s text:c="2"/>KEY `user_nicename` (`user_nicename`),</text:p>
      <text:p text:style-name="Standard"><text:s text:c="2"/>KEY `user_email` (`user_email`)</text:p>
      <text:p text:style-name="P3">) ENGINE=InnoDB AUTO_INCREMENT=4 DEFAULT CHARSET=utf8mb4 COLLATE=utf8mb4_unicode_520_ci |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2:23:21.820265251</meta:creation-date>
    <dc:date>2019-09-11T22:41:25.813989301</dc:date>
    <meta:editing-duration>PT7M5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173" meta:word-count="935" meta:character-count="9318" meta:non-whitespace-character-count="8274"/>
  </office:meta>
</office:document-meta>
</file>